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310" officeooo:paragraph-rsid="00182dcf"/>
    </style:style>
    <style:style style:name="P2" style:family="paragraph" style:parent-style-name="Standard">
      <style:text-properties officeooo:rsid="00182dcf" officeooo:paragraph-rsid="00182dcf"/>
    </style:style>
    <style:style style:name="P3" style:family="paragraph" style:parent-style-name="Standard" style:list-style-name="L1">
      <style:text-properties officeooo:rsid="00182dcf" officeooo:paragraph-rsid="00182dcf"/>
    </style:style>
    <style:style style:name="P4" style:family="paragraph" style:parent-style-name="Standard">
      <style:text-properties officeooo:rsid="0019a4b1" officeooo:paragraph-rsid="0019a4b1"/>
    </style:style>
    <style:style style:name="P5" style:family="paragraph" style:parent-style-name="Standard" style:list-style-name="L2">
      <style:text-properties officeooo:rsid="0019a4b1" officeooo:paragraph-rsid="0019a4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what extent can couch-surfing be an alternative to travel the world?</text:p>
      <text:p text:style-name="P1"/>
      <text:p text:style-name="P2">Intro:</text:p>
      <text:list xml:id="list5843463882937582828" text:style-name="L1">
        <text:list-item>
          <text:p text:style-name="P3"/>
        </text:list-item>
      </text:list>
      <text:p text:style-name="P2"/>
      <text:p text:style-name="P4">Plan:</text:p>
      <text:list xml:id="list2865719683341624293" text:style-name="L2">
        <text:list-item>
          <text:p text:style-name="P5">What is CouchSurfing </text:p>
          <text:list>
            <text:list-item>
              <text:p text:style-name="P5">The birth </text:p>
            </text:list-item>
            <text:list-item>
              <text:p text:style-name="P5">The potential of the website </text:p>
            </text:list-item>
          </text:list>
        </text:list-item>
        <text:list-item>
          <text:p text:style-name="P5">Reality </text:p>
          <text:list>
            <text:list-item>
              <text:p text:style-name="P5">Unsafe </text:p>
            </text:list-item>
            <text:list-item>
              <text:p text:style-name="P5">For profit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4:41:30.767000000</meta:creation-date>
    <dc:date>2019-05-09T14:58:21.196000000</dc:date>
    <meta:editing-duration>PT6M40S</meta:editing-duration>
    <meta:editing-cycles>1</meta:editing-cycles>
    <meta:document-statistic meta:table-count="0" meta:image-count="0" meta:object-count="0" meta:page-count="1" meta:paragraph-count="10" meta:word-count="35" meta:character-count="181" meta:non-whitespace-character-count="156"/>
    <meta:generator>LibreOffice/5.1.6.2$Windows_x86 LibreOffice_project/07ac168c60a517dba0f0d7bc7540f5afa45f0909</meta:generator>
  </office:meta>
</office:document-meta>
</file>